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 style:text-align-source="fix" style:repeat-content="fals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ce1"/>
        <table:table-row table:style-name="ro1"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2">00/00/0000</text:date>, <text:time style:data-style-name="N2" text:time-value="21:33:54.70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5.2$Windows_X86_64 LibreOffice_project/dd0751754f11728f69b42ee2af66670068624673</meta:generator>
    <dc:date>2020-05-02T21:34:01.127000000</dc:date>
    <meta:editing-duration>PT6S</meta:editing-duration>
    <meta:editing-cycles>1</meta:editing-cycles>
    <meta:document-statistic meta:table-count="1" meta:cell-count="100" meta:object-count="0"/>
  </office:meta>
</office:document-meta>
</file>